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Controller.handleIllegalArgumentException( IllegalArgument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HandlerMethodResolverTests.resolveMethodException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HandlerMethodResolverTests.resolveMethodException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Excep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Controller.handle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HandlerMethodResolverTests.noExcep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mbiguous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mbiguousController.handle1( Exception ex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Controller.handleSock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HandlerMethodResolverTests.resolveMethod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HandlerMethodResolverTests.resolveMethod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HandlerMethodResolverTests.ambiguousExcep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HandlerMethodResolverTests.resolveMethodFrom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mbiguousController.handle2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MethodResolverTests.resolveMethod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HandlerMethodResolverTests.resolveMethod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heritedController.handle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